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line-height="200%" fo:text-align="justify" style:justify-single-word="false" fo:text-indent="0cm" style:auto-text-indent="false"/>
      <style:text-properties style:font-name="Ubuntu" fo:font-size="12pt" fo:font-weight="bold" officeooo:rsid="001a6d84" officeooo:paragraph-rsid="001a6d84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200%" fo:text-align="justify" style:justify-single-word="false" fo:text-indent="0cm" style:auto-text-indent="false"/>
      <style:text-properties style:font-name="Ubuntu" fo:font-size="12pt" fo:font-weight="normal" officeooo:rsid="001a6d84" officeooo:paragraph-rsid="001a6d8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200%" fo:text-align="justify" style:justify-single-word="false" fo:text-indent="0cm" style:auto-text-indent="false"/>
      <style:text-properties officeooo:paragraph-rsid="001a6d84"/>
    </style:style>
    <style:style style:name="P4" style:family="paragraph" style:parent-style-name="Preformatted_20_Text">
      <style:paragraph-properties fo:margin-left="0cm" fo:margin-right="0cm" fo:margin-top="0.101cm" fo:margin-bottom="0.101cm" loext:contextual-spacing="false" fo:line-height="200%" fo:text-align="justify" style:justify-single-word="false" fo:text-indent="0cm" style:auto-text-indent="false"/>
      <style:text-properties style:font-name="Ubuntu" fo:font-weight="normal" officeooo:rsid="001a6d84" officeooo:paragraph-rsid="001a6d84" style:font-weight-asian="normal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font-weight="normal" officeooo:rsid="001a6d84" style:font-weight-asian="normal" style:font-weight-complex="normal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font-name="Ubuntu" fo:font-size="12pt" fo:font-weight="normal" officeooo:rsid="001a6d84" style:font-size-asian="12pt" style:font-weight-asian="normal" style:font-size-complex="12pt" style:font-weight-complex="normal"/>
    </style:style>
    <style:style style:name="T5" style:family="text">
      <style:text-properties fo:font-weight="normal" officeooo:rsid="001a6d8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de instalación de Docker</text:p>
      <text:p text:style-name="P4"><text:span text:style-name="Source_20_Text"><text:span text:style-name="T3">$ sudo apt install apt-transport-https ca-certificates curl software-properties-common</text:span></text:span></text:p>
      <text:p text:style-name="P3"><text:span text:style-name="T4">$ </text:span><text:span text:style-name="Source_20_Text"><text:span text:style-name="T3">curl -fsSL https://download.docker.com/linux/ubuntu/gpg | sudo apt-key add -</text:span></text:span></text:p>
      <text:p text:style-name="P3"><text:span text:style-name="T4">$</text:span><text:span text:style-name="Source_20_Text"><text:span text:style-name="T3">sudo add-apt-repository "deb [arch=amd64] https://download.docker.com/linux/ubuntu bionic stable"</text:span></text:span></text:p>
      <text:p text:style-name="P3"><text:span text:style-name="T4">$ </text:span><text:span text:style-name="Source_20_Text"><text:span text:style-name="T3">sudo apt update</text:span></text:span></text:p>
      <text:p text:style-name="P3"><text:span text:style-name="T4">$ </text:span><text:span text:style-name="Source_20_Text"><text:span text:style-name="T3">sudo apt install docker-ce</text:span></text:span></text:p>
      <text:p text:style-name="P3"><text:span text:style-name="T4">$ </text:span><text:span text:style-name="Source_20_Text"><text:span text:style-name="T3">sudo systemctl status docker</text:span></text:span></text:p>
      <text:p text:style-name="P3"><text:span text:style-name="T4">$ </text:span><text:span text:style-name="Source_20_Text"><text:span text:style-name="T3">sudo usermod -aG docker ${USER}</text:span></text:span></text:p>
      <text:p text:style-name="P3"><text:span text:style-name="T4">$ </text:span><text:span text:style-name="Source_20_Text"><text:span text:style-name="T3">su - ${USER}</text:span></text:span></text:p>
      <text:p text:style-name="P4"><text:span text:style-name="Source_20_Text"><text:span text:style-name="T3">$ sudo usermod -aG docker “usuario del equipo”</text:span></text:span></text:p>
      <text:p text:style-name="P2">$ docker run hello-world</text:p>
      <text:p text:style-name="P2">$ docker search 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9:34:06.890356711</meta:creation-date>
    <dc:date>2019-04-06T19:50:52.934864085</dc:date>
    <meta:editing-duration>PT16M53S</meta:editing-duration>
    <meta:editing-cycles>1</meta:editing-cycles>
    <meta:document-statistic meta:table-count="0" meta:image-count="0" meta:object-count="0" meta:page-count="1" meta:paragraph-count="12" meta:word-count="69" meta:character-count="505" meta:non-whitespace-character-count="448"/>
    <meta:generator>LibreOffice/6.0.7.3$Linux_X86_64 LibreOffice_project/00m0$Build-3</meta:generator>
  </office:meta>
</office:document-meta>
</file>